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549cm" fo:margin-left="0.231cm" table:align="left"/>
    </style:style>
    <style:style style:name="Tabelle3.A" style:family="table-column">
      <style:table-column-properties style:column-width="4.306cm"/>
    </style:style>
    <style:style style:name="Tabelle3.B" style:family="table-column">
      <style:table-column-properties style:column-width="9.657cm"/>
    </style:style>
    <style:style style:name="Tabelle3.C" style:family="table-column">
      <style:table-column-properties style:column-width="2.586cm"/>
    </style:style>
    <style:style style:name="Tabelle3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3.B1" style:family="table-cell">
      <style:table-cell-properties style:vertical-align="middle" fo:padding="0cm" fo:border="0.05pt solid #c0c0c0"/>
    </style:style>
    <style:style style:name="Tabelle3.2" style:family="table-row">
      <style:table-row-properties style:min-row-height="0.402cm"/>
    </style:style>
    <style:style style:name="Tabelle3.A2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3.C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" style:family="table">
      <style:table-properties style:width="16.536cm" table:align="center"/>
    </style:style>
    <style:style style:name="Tabelle5.A" style:family="table-column">
      <style:table-column-properties style:column-width="3.466cm"/>
    </style:style>
    <style:style style:name="Tabelle5.B" style:family="table-column">
      <style:table-column-properties style:column-width="6.472cm"/>
    </style:style>
    <style:style style:name="Tabelle5.C" style:family="table-column">
      <style:table-column-properties style:column-width="4.025cm"/>
    </style:style>
    <style:style style:name="Tabelle5.D" style:family="table-column">
      <style:table-column-properties style:column-width="2.574cm"/>
    </style:style>
    <style:style style:name="Tabelle5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5.B1" style:family="table-cell">
      <style:table-cell-properties style:vertical-align="middle" fo:padding="0cm" fo:border="0.05pt solid #c0c0c0"/>
    </style:style>
    <style:style style:name="Tabelle5.A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.A8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5.9" style:family="table-row">
      <style:table-row-properties style:min-row-height="0.187cm"/>
    </style:style>
    <style:style style:name="Tabelle1" style:family="table">
      <style:table-properties style:width="16.51cm" table:align="center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13.309cm"/>
    </style:style>
    <style:style style:name="Tabelle1.A1" style:family="table-cell">
      <style:table-cell-properties style:vertical-align="middle" fo:padding-left="0.049cm" fo:padding-right="0.049cm" fo:padding-top="0cm" fo:padding-bottom="0.049cm" fo:border-left="1pt solid #c0c0c0" fo:border-right="1pt solid #c0c0c0" fo:border-top="1.5pt solid #999999" fo:border-bottom="1pt solid #c0c0c0"/>
    </style:style>
    <style:style style:name="Tabelle1.B1" style:family="table-cell">
      <style:table-cell-properties style:vertical-align="middle" fo:padding-left="0cm" fo:padding-right="0.049cm" fo:padding-top="0cm" fo:padding-bottom="0.049cm" fo:border-left="none" fo:border-right="1pt solid #c0c0c0" fo:border-top="1.5pt solid #999999" fo:border-bottom="1pt solid #c0c0c0"/>
    </style:style>
    <style:style style:name="P1" style:family="paragraph" style:parent-style-name="Standard">
      <style:text-properties style:font-name="Times New Roman" officeooo:paragraph-rsid="001f6f6d"/>
    </style:style>
    <style:style style:name="P2" style:family="paragraph" style:parent-style-name="Table_20_Contents">
      <style:paragraph-properties fo:margin-top="0cm" fo:margin-bottom="0.499cm" loext:contextual-spacing="false"/>
      <style:text-properties style:font-name="Times New Roman" officeooo:paragraph-rsid="001f6f6d"/>
    </style:style>
    <style:style style:name="P3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paragraph-rsid="001f6f6d"/>
    </style:style>
    <style:style style:name="P4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d7770" officeooo:paragraph-rsid="001f6f6d"/>
    </style:style>
    <style:style style:name="P5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f6f6d" officeooo:paragraph-rsid="001f6f6d"/>
    </style:style>
    <style:style style:name="P6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fd3bf" officeooo:paragraph-rsid="001fd3bf"/>
    </style:style>
    <style:style style:name="P7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16185" officeooo:paragraph-rsid="00216185"/>
    </style:style>
    <style:style style:name="P8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27136" officeooo:paragraph-rsid="00227136"/>
    </style:style>
    <style:style style:name="P9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44c23" officeooo:paragraph-rsid="00244c23"/>
    </style:style>
    <style:style style:name="P10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27e69b" officeooo:paragraph-rsid="0027e69b"/>
    </style:style>
    <style:style style:name="P11" style:family="paragraph" style:parent-style-name="Heading_20_1" style:master-page-name="">
      <style:paragraph-properties style:page-number="auto"/>
      <style:text-properties style:font-name="Times New Roman" officeooo:rsid="001d0cd2" officeooo:paragraph-rsid="001f6f6d"/>
    </style:style>
    <style:style style:name="P12" style:family="paragraph" style:parent-style-name="Heading_20_2">
      <style:text-properties style:font-name="Times New Roman" officeooo:paragraph-rsid="001f6f6d"/>
    </style:style>
    <style:style style:name="T1" style:family="text">
      <style:text-properties officeooo:rsid="001fd3bf"/>
    </style:style>
    <style:style style:name="T2" style:family="text">
      <style:text-properties officeooo:rsid="00252f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tokoll vom <text:span text:style-name="T1">13.06.2018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5">Protokollführer</text:p>
          </table:table-cell>
          <table:table-cell table:style-name="Tabelle3.B1" table:number-columns-spanned="2" office:value-type="string">
            <text:p text:style-name="P6">Daniel Hörmann</text:p>
          </table:table-cell>
          <table:covered-table-cell/>
        </table:table-row>
        <table:table-row table:style-name="Tabelle3.2">
          <table:table-cell table:style-name="Tabelle3.A2" office:value-type="string">
            <text:p text:style-name="P5">Abwesende Teilnehme<text:span text:style-name="T1">r</text:span></text:p>
          </table:table-cell>
          <table:table-cell table:style-name="Tabelle3.A2" office:value-type="string">
            <text:p text:style-name="P6">Joshua Hörmann</text:p>
          </table:table-cell>
          <table:table-cell table:style-name="Tabelle3.C2" office:value-type="string">
            <text:p text:style-name="P3"/>
          </table:table-cell>
        </table:table-row>
      </table:table>
      <text:h text:style-name="P12" text:outline-level="2">Tagungsordnungspunkte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4">Thema</text:p>
          </table:table-cell>
          <table:table-cell table:style-name="Tabelle5.B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6">Kundentermin am 10. September ab 10:30 Uhr:</text:p>
            <text:p text:style-name="P7">- Treffpunkt 09:30 Uhr im Projektraum an der HSA</text:p>
            <text:p text:style-name="P7">- danach gehen wir gemeinsam zum Holbein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6">Termine in den Ferien:</text:p>
            <text:p text:style-name="P8">31.07.2018 und 15.08.2018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6">Fabio präsentiert die Ergebnisse der API-Analyse:</text:p>
            <text:p text:style-name="P9">Die API ist noch nicht vollständig fertig gestellt. <text:span text:style-name="T2">Fabio prüft diese bis unsere Prüfungen vorbei sind. Fabio wird sich überlegen, ob die API per Unit Test geprüft wird.</text:span>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6">Daniel stellt die Login-Funtkion vor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6">Daniel stellt die Ergebnisse zum Excel-Import vor</text:p>
            <text:p text:style-name="P10">→ Es ist gefährlich, alle Informationen aus der Datenbank zu holen. Besser noch zusätzlich einzelne Informationen aus der Datenbank holen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8" table:number-columns-spanned="2" office:value-type="string">
            <text:p text:style-name="P3">Aufgaben</text:p>
          </table:table-cell>
          <table:covered-table-cell/>
          <table:table-cell table:style-name="Tabelle5.A8" office:value-type="string">
            <text:p text:style-name="P3">Zuständige Person</text:p>
          </table:table-cell>
          <table:table-cell table:style-name="Tabelle5.A2" office:value-type="string">
            <text:p text:style-name="P3">Termin</text:p>
          </table:table-cell>
        </table:table-row>
        <table:table-row table:style-name="Tabelle5.9">
          <table:table-cell table:style-name="Tabelle5.A8" table:number-columns-spanned="2" office:value-type="string">
            <text:p text:style-name="P6">Testen der Datenbank-API</text:p>
          </table:table-cell>
          <table:covered-table-cell/>
          <table:table-cell table:style-name="Tabelle5.A8" office:value-type="string">
            <text:p text:style-name="P6">Fabio</text:p>
          </table:table-cell>
          <table:table-cell table:style-name="Tabelle5.A2" office:value-type="string">
            <text:p text:style-name="P3"/>
          </table:table-cell>
        </table:table-row>
        <table:table-row>
          <table:table-cell table:style-name="Tabelle5.A8" table:number-columns-spanned="2" office:value-type="string">
            <text:p text:style-name="P6">Fertigstellung des Excel-Import</text:p>
          </table:table-cell>
          <table:covered-table-cell/>
          <table:table-cell table:style-name="Tabelle5.A8" office:value-type="string">
            <text:p text:style-name="P6">Daniel</text:p>
          </table:table-cell>
          <table:table-cell table:style-name="Tabelle5.A2" office:value-type="string">
            <text:p text:style-name="P3"/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esondere Anmerkungen</text:p>
          </table:table-cell>
          <table:table-cell table:style-name="Tabelle1.B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31:01.079000000</meta:creation-date>
    <dc:date>2018-06-13T10:51:44.009000000</dc:date>
    <meta:editing-duration>PT1H12M44S</meta:editing-duration>
    <meta:editing-cycles>7</meta:editing-cycles>
    <meta:generator>LibreOffice/5.2.7.2$Windows_x86 LibreOffice_project/2b7f1e640c46ceb28adf43ee075a6e8b8439ed10</meta:generator>
    <meta:document-statistic meta:table-count="3" meta:image-count="0" meta:object-count="0" meta:page-count="1" meta:paragraph-count="25" meta:word-count="122" meta:character-count="850" meta:non-whitespace-character-count="753"/>
  </office:meta>
</office:document-meta>
</file>